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A000000BA20A868CE.jpg"/>
  <manifest:file-entry manifest:media-type="image/png" manifest:full-path="Pictures/1000020100000096000000378D1BD6F9.png"/>
  <manifest:file-entry manifest:media-type="image/jpeg" manifest:full-path="Pictures/1000000000000055000002573FCD570A.jpg"/>
  <manifest:file-entry manifest:media-type="image/gif" manifest:full-path="Pictures/10000200000000960000002874DB6B02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3cm"/>
    </style:style>
    <style:style style:name="gr2" style:family="graphic" style:parent-style-name="standard">
      <style:graphic-properties svg:stroke-width="0.1cm" svg:stroke-color="#0000ff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1cm"/>
    </style:style>
    <style:style style:name="pr2" style:family="presentation" style:parent-style-name="Default-notes">
      <style:graphic-properties draw:fill-color="#ffffff" fo:min-height="11.411cm"/>
    </style:style>
    <style:style style:name="P1" style:family="paragraph">
      <style:text-properties fo:color="#0000ff" fo:font-family="'Century Schoolbook L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0000ff" fo:font-family="'Century Schoolbook L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9.811cm" svg:height="1.166cm" svg:x="0.831cm" svg:y="0.363cm">
          <draw:text-box>
            <text:p><text:span text:style-name="T1">Powder diffractometer</text:span></text:p>
          </draw:text-box>
        </draw:frame>
        <draw:line draw:style-name="gr2" draw:layer="layout" svg:x1="0cm" svg:y1="1.712cm" svg:x2="8.561cm" svg:y2="1.712cm">
          <text:p/>
        </draw:line>
        <draw:frame draw:style-name="gr3" draw:layer="layout" svg:width="16.09cm" svg:height="6.553cm" svg:x="1.862cm" svg:y="3.556cm">
          <draw:text-box>
            <text:p>Use ESS_moderator_long.comp</text:p>
            <text:list text:style-name="L2">
              <text:list-item>
                <text:p><text:tab/>Size = 0.02m, focus 0.02x0.02m at 149.9 m</text:p>
              </text:list-item>
              <text:list-item>
                <text:p><text:tab/>pulse length d = 2.0 ms</text:p>
              </text:list-item>
              <text:list-item>
                <text:p><text:tab/>repetition frequency f = 1/T=20 Hz</text:p>
              </text:list-item>
              <text:list-item>
                <text:p><text:tab/>Standard thermal source (temp=325K)</text:p>
              </text:list-item>
              <text:list-item>
                <text:p><text:tab/>Appropriate thermal wavelength</text:p>
              </text:list-item>
              <text:list-item>
                <text:p><text:s/><text:tab/>Otherwise default parameters</text:p>
              </text:list-item>
            </text:list>
          </draw:text-box>
        </draw:frame>
        <draw:frame draw:style-name="gr4" draw:layer="layout" svg:width="0.002cm" svg:height="0.937cm" svg:x="1.99cm" svg:y="3.98cm">
          <draw:text-box>
            <text:p/>
          </draw:text-box>
        </draw:frame>
        <draw:frame draw:style-name="gr3" draw:layer="layout" svg:width="19.247cm" svg:height="3.745cm" svg:x="1.852cm" svg:y="11.906cm">
          <draw:text-box>
            <text:p>Place 3 TOF_monitors of the same size as the moderator</text:p>
            <text:list text:style-name="L2">
              <text:list-item>
                <text:p><text:s/>Directly after the moderator</text:p>
              </text:list-item>
              <text:list-item>
                <text:p><text:s/>At 6 m</text:p>
              </text:list-item>
              <text:list-item>
                <text:p><text:s/>At 149.9 m </text:p>
              </text:list-item>
            </text:list>
          </draw:text-box>
        </draw:frame>
        <draw:frame draw:style-name="gr3" draw:layer="layout" svg:width="16.901cm" svg:height="0.937cm" svg:x="2.684cm" svg:y="17.349cm">
          <draw:text-box>
            <text:p><text:span text:style-name="T2">Ex 1.1 </text:span>: Adjust the timelimits to see the full pulse</text:p>
          </draw:text-box>
        </draw:frame>
        <presentation:notes draw:style-name="dp2">
          <draw:page-thumbnail draw:style-name="gr5" draw:layer="layout" svg:width="13.705cm" svg:height="10.279cm" svg:x="3.641cm" svg:y="2.853cm" draw:page-number="1" presentation:class="page"/>
          <draw:frame presentation:style-name="pr1" draw:text-style-name="P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layer="layout" svg:width="22.769cm" svg:height="2.809cm" svg:x="2.306cm" svg:y="4.158cm">
          <draw:text-box>
            <text:p>Ex 1.2: Place TOFLambda_monitors instead of the TOF_monitors.</text:p>
            <text:p><text:tab/><text:tab/>Notice the wavelength spread pr timechannel decrases with</text:p>
            <text:p><text:tab/><text:tab/> distance from the moderator</text:p>
          </draw:text-box>
        </draw:frame>
        <draw:frame draw:style-name="gr3" draw:layer="layout" svg:width="23.853cm" svg:height="2.809cm" svg:x="2.646cm" svg:y="9.071cm">
          <draw:text-box>
            <text:p>Ex 1.3: Confirm that the integrated intensity is the same using settings</text:p>
            <text:list text:style-name="L2">
              <text:list-item>
                <text:p><text:tab/><text:tab/>d=2.86 ms</text:p>
              </text:list-item>
              <text:list-item>
                <text:p><text:tab/><text:tab/>f=14 Hz</text:p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2" presentation:class="page"/>
          <draw:frame presentation:style-name="pr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layer="layout" svg:width="21.647cm" svg:height="7.489cm" svg:x="2.608cm" svg:y="3.704cm">
          <draw:text-box>
            <text:p>Ex 2.1: Go back to the setting with d=2ms and f=20Hz.</text:p>
            <text:p><text:tab/><text:tab/>Turn on the second pulse, and notice the frameoverlap</text:p>
            <text:p><text:tab/><text:tab/> at long distances.</text:p>
            <text:p><text:tab/><text:tab/></text:p>
            <text:p>Ex 2.2: To avoid the frame overlap disc chopper are inserted in </text:p>
            <text:p><text:tab/><text:tab/>real instruments 10-50 m from the moderator.</text:p>
            <text:list text:style-name="L2">
              <text:list-header>
                <text:p><text:tab/><text:tab/>In this simulation merely limit the wavelength band </text:p>
                <text:p><text:tab/><text:tab/>(set the lower limit at 0.5Å)</text:p>
              </text:list-header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3" presentation:class="page"/>
          <draw:frame presentation:style-name="pr2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layer="layout" svg:width="23.821cm" svg:height="15.913cm" svg:x="1.4cm" svg:y="2.381cm">
          <draw:text-box>
            <text:p>Ex 3.1: Go back to simulating just one pulse.<text:tab/><text:tab/><text:tab/></text:p>
            <text:list text:style-name="L2">
              <text:list-item>
                <text:p><text:s/><text:tab/><text:tab/>Place a Powder1 sample of 6mm diameter at 150 m</text:p>
              </text:list-item>
            </text:list>
            <text:p><text:tab/><text:tab/>Set the scattering vector to q=5 Å-1</text:p>
            <text:list text:continue-numbering="true" text:style-name="L2">
              <text:list-item>
                <text:p><text:tab/><text:tab/>Place a TOF_cylPSD_monitor of radius 2m and height 0.2m</text:p>
              </text:list-item>
            </text:list>
            <text:p><text:tab/><text:tab/>centered at the sample<text:tab/></text:p>
            <text:p><text:tab/><text:tab/>Notice the I(t,theta) band scattered from the sample</text:p>
            <text:p><text:tab/><text:tab/>(you might want to use a beamstop for the direct beam)</text:p>
            <text:p/>
            <text:p>Ex 3.2: To perform a quatitative analysis </text:p>
            <text:p><text:tab/><text:tab/>place a TOF_monitor 0.01 m wide at 40 deg scattering angle</text:p>
            <text:p><text:tab/><text:tab/>so it is physically right after the TOF_cylPSD_monitor</text:p>
            <text:list text:continue-numbering="true" text:style-name="L2">
              <text:list-item>
                <text:p><text:tab/><text:tab/>Adjust the timechannels to see a detailed signal</text:p>
              </text:list-item>
              <text:list-item>
                <text:p><text:tab/><text:tab/>Notice that the scattered timestructure resembles the one of </text:p>
              </text:list-item>
            </text:list>
            <text:p><text:tab/><text:tab/>of the moderator (elastic scattering)</text:p>
            <text:list text:continue-numbering="true" text:style-name="L2">
              <text:list-item>
                <text:p><text:tab/><text:tab/>Calculate the peak position q and width dq form the simulated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timestructure</text:p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79cm" svg:x="3.641cm" svg:y="2.853cm" draw:page-number="4" presentation:class="page"/>
          <draw:frame presentation:style-name="pr2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1" style:family="paragraph">
      <style:paragraph-properties fo:text-align="center"/>
    </style:style>
    <style:style style:name="MP2" style:family="paragraph">
      <style:text-properties fo:font-family="'Nimbus Roman No9 L'" style:font-family-generic="roman" style:font-pitch="variable" fo:font-size="18pt" style:font-size-asian="18pt" style:font-size-complex="18pt"/>
    </style:style>
    <style:style style:name="MP3" style:family="paragraph">
      <style:paragraph-properties fo:text-align="end"/>
    </style:style>
    <style:style style:name="MP4" style:family="paragraph">
      <style:paragraph-properties fo:text-align="end"/>
      <style:text-properties fo:font-family="'Nimbus Roman No9 L'" style:font-family-generic="roman" style:font-pitch="variable" fo:font-weight="bold" style:font-weight-asian="bold" style:font-weight-complex="bold"/>
    </style:style>
    <style:style style:name="MT1" style:family="text">
      <style:text-properties fo:font-family="'Nimbus Roman No9 L'" style:font-family-generic="roman" style:font-pitch="variable" fo:font-size="18pt" style:font-size-asian="18pt" style:font-size-complex="18pt"/>
    </style:style>
    <style:style style:name="MT2" style:family="text">
      <style:text-properties fo:font-family="'Nimbus Roman No9 L'" style:font-family-generic="roman" style:font-pitch="variable" fo:font-weight="bold" style:font-weight-asian="bold" style:font-weight-complex="bold"/>
    </style:style>
    <style:style style:name="MT3" style:family="text">
      <style:text-properties fo:font-family="'Nimbus Roman No9 L'" style:font-family-generic="roman" style:font-pitch="variable" fo:font-style="italic" fo:font-weight="bold" style:font-style-asian="italic" style:font-weight-asian="bold" style:font-style-complex="italic" style:font-weight-complex="bold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Mdp1">
      <draw:frame draw:style-name="Mgr1" draw:text-style-name="MP1" draw:layer="backgroundobjects" svg:width="3.005cm" svg:height="21.185cm" svg:x="24.995cm" svg:y="-0.185cm">
        <draw:image xlink:href="Pictures/1000000000000055000002573FCD570A.jpg" xlink:type="simple" xlink:show="embed" xlink:actuate="onLoad">
          <text:p/>
        </draw:image>
      </draw:frame>
      <draw:frame draw:style-name="Mgr1" draw:text-style-name="MP1" draw:layer="backgroundobjects" svg:width="2cm" svg:height="2cm" svg:x="22.827cm" svg:y="19cm">
        <draw:image xlink:href="Pictures/10000000000000BA000000BA20A868CE.jpg" xlink:type="simple" xlink:show="embed" xlink:actuate="onLoad">
          <text:p/>
        </draw:image>
      </draw:frame>
      <draw:frame draw:style-name="Mgr1" draw:text-style-name="MP1" draw:layer="backgroundobjects" svg:width="3.75cm" svg:height="1cm" svg:x="15.985cm" svg:y="20cm">
        <draw:image xlink:href="Pictures/10000200000000960000002874DB6B02.gif" xlink:type="simple" xlink:show="embed" xlink:actuate="onLoad">
          <text:p/>
        </draw:image>
      </draw:frame>
      <draw:frame draw:style-name="Mgr1" draw:text-style-name="MP1" draw:layer="backgroundobjects" svg:width="2.73cm" svg:height="1cm" svg:x="19.916cm" svg:y="20cm">
        <draw:image xlink:href="Pictures/1000020100000096000000378D1BD6F9.png" xlink:type="simple" xlink:show="embed" xlink:actuate="onLoad">
          <text:p/>
        </draw:image>
      </draw:frame>
      <draw:frame draw:style-name="Mgr2" draw:text-style-name="MP2" draw:layer="backgroundobjects" svg:width="5.086cm" svg:height="0.771cm" svg:x="0.26cm" svg:y="20.129cm">
        <draw:text-box>
          <text:p><text:span text:style-name="MT1">Talk Title / Speaker</text:span></text:p>
        </draw:text-box>
      </draw:frame>
      <draw:frame draw:style-name="Mgr2" draw:text-style-name="MP4" draw:layer="backgroundobjects" svg:width="5.814cm" svg:height="2.198cm" draw:transform="rotate (1.5707963267946) translate (25.589cm 6.347cm)">
        <draw:text-box>
          <text:p text:style-name="MP3"><text:span text:style-name="MT2">Ven 2010</text:span></text:p>
          <text:p text:style-name="MP3"><text:span text:style-name="MT3">essworkshop.org</text:span></text:p>
        </draw:text-box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Emmanuel FARHI</meta:initial-creator>
    <meta:creation-date>2003-06-25T13:28:09</meta:creation-date>
    <dc:date>2011-06-07T17:55:27</dc:date>
    <dc:language>fr-FR</dc:language>
    <meta:editing-cycles>15</meta:editing-cycles>
    <meta:editing-duration>PT29H08M17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